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8.969cm" style:rel-width="100%" fo:margin-top="0cm" fo:margin-bottom="0cm" table:align="center" style:writing-mode="lr-tb"/>
    </style:style>
    <style:style style:name="Table1.A" style:family="table-column">
      <style:table-column-properties style:column-width="6.872cm" style:rel-column-width="23743*"/>
    </style:style>
    <style:style style:name="Table1.B" style:family="table-column">
      <style:table-column-properties style:column-width="0.436cm" style:rel-column-width="1507*"/>
    </style:style>
    <style:style style:name="Table1.C" style:family="table-column">
      <style:table-column-properties style:column-width="11.661cm" style:rel-column-width="4028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="none" style:writing-mode="lr-tb"/>
    </style:style>
    <style:style style:name="P1" style:family="paragraph" style:parent-style-name="Header">
      <style:text-properties fo:language="de" fo:country="CH"/>
    </style:style>
    <style:style style:name="P2" style:family="paragraph" style:parent-style-name="Header">
      <style:text-properties fo:language="de" fo:country="CH" officeooo:paragraph-rsid="0027048d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3295" style:font-size-asian="9pt" style:font-size-complex="9pt"/>
    </style:style>
    <style:style style:name="P5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1c3295" style:font-size-asian="12pt" style:font-size-complex="12pt"/>
    </style:style>
    <style:style style:name="P6" style:family="paragraph" style:parent-style-name="Standard"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Heading_20_1">
      <style:paragraph-properties fo:margin-top="0cm" fo:margin-bottom="0cm" loext:contextual-spacing="false" fo:text-align="end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language-complex="ar" style:country-complex="SA"/>
    </style:style>
    <style:style style:name="P9" style:family="paragraph" style:parent-style-name="Heading_20_1">
      <style:paragraph-properties fo:margin-top="0cm" fo:margin-bottom="0cm" loext:contextual-spacing="false" fo:text-align="end" style:justify-single-word="false" fo:orphans="2" fo:widows="2"/>
      <style:text-properties fo:language="de" fo:country="CH" officeooo:rsid="001b2ceb" style:letter-kerning="false" style:font-name-asian="Calibri1" style:language-asian="en" style:country-asian="US" style:font-name-complex="Arial" style:language-complex="ar" style:country-complex="SA"/>
    </style:style>
    <style:style style:name="P10" style:family="paragraph" style:parent-style-name="Heading_20_1">
      <style:paragraph-properties fo:margin-top="0cm" fo:margin-bottom="0cm" loext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" style:language-complex="ar" style:country-complex="SA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language="de" fo:country="CH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 fo:orphans="2" fo:widows="2"/>
      <style:text-properties fo:language="de" fo:country="CH" officeooo:rsid="001b2ceb" officeooo:paragraph-rsid="001b2ceb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language="de" fo:country="DE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language="de" fo:country="DE" officeooo:rsid="000be707" officeooo:paragraph-rsid="000be707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language="en" fo:country="US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language="en" fo:country="US" officeooo:rsid="0013eb1c" officeooo:paragraph-rsid="0013eb1c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orphans="2" fo:widows="2"/>
      <style:text-properties fo:language="en" fo:country="US" officeooo:rsid="00180a43" officeooo:paragraph-rsid="00180a43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orphans="2" fo:widows="2"/>
      <style:text-properties fo:color="#c45911" style:font-name="Century Gothic" fo:font-size="10pt" fo:language="en" fo:country="US" fo:font-style="italic" officeooo:rsid="000ef3e5" officeooo:paragraph-rsid="00180a43" style:letter-kerning="false" style:font-name-asian="Calibri1" style:font-size-asian="10pt" style:language-asian="en" style:country-asian="US" style:font-style-asian="italic" style:font-name-complex="Arial" style:font-size-complex="11pt" style:language-complex="ar" style:country-complex="SA"/>
    </style:style>
    <style:style style:name="P19" style:family="paragraph" style:parent-style-name="Orange_20_Italic">
      <style:paragraph-properties fo:margin-top="0cm" fo:margin-bottom="0cm" loext:contextual-spacing="false" fo:text-align="start" style:justify-single-word="false" fo:orphans="2" fo:widows="2"/>
      <style:text-properties fo:language="en" fo:country="US" officeooo:rsid="000ef3e5" officeooo:paragraph-rsid="000ef3e5" style:letter-kerning="false" style:font-name-asian="Calibri1" style:language-asian="en" style:country-asian="US" style:font-name-complex="Arial" style:font-size-complex="11pt" style:language-complex="ar" style:country-complex="SA"/>
    </style:style>
    <style:style style:name="P20" style:family="paragraph" style:parent-style-name="Heading_20_1">
      <style:text-properties officeooo:paragraph-rsid="001c3295"/>
    </style:style>
    <style:style style:name="P21" style:family="paragraph" style:parent-style-name="Standard">
      <style:paragraph-properties fo:break-before="page"/>
      <style:text-properties fo:language="de" fo:country="DE"/>
    </style:style>
    <style:style style:name="P22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3295" style:font-size-asian="9pt" style:font-size-complex="9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20f680"/>
    </style:style>
    <style:style style:name="T2" style:family="text">
      <style:text-properties officeooo:rsid="000b6d7e"/>
    </style:style>
    <style:style style:name="T3" style:family="text">
      <style:text-properties officeooo:rsid="0025cfef"/>
    </style:style>
    <style:style style:name="T4" style:family="text">
      <style:text-properties fo:language="de" fo:country="CH"/>
    </style:style>
    <style:style style:name="T5" style:family="text">
      <style:text-properties fo:language="de" fo:country="CH" officeooo:rsid="000b6d7e"/>
    </style:style>
    <style:style style:name="T6" style:family="text">
      <style:text-properties fo:language="de" fo:country="CH" officeooo:rsid="0020f680"/>
    </style:style>
    <style:style style:name="T7" style:family="text">
      <style:text-properties fo:language="de" fo:country="CH" officeooo:rsid="002885b6"/>
    </style:style>
    <style:style style:name="T8" style:family="text">
      <style:text-properties fo:language="de" fo:country="CH" officeooo:rsid="0025cfef"/>
    </style:style>
    <style:style style:name="T9" style:family="text">
      <style:text-properties style:font-name-complex="Arial"/>
    </style:style>
    <style:style style:name="T10" style:family="text">
      <style:text-properties officeooo:rsid="002a39d5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d9d9d9" draw:stroke-linejoin="miter" svg:stroke-linecap="butt" draw:fill="none" draw:textarea-vertical-align="top" draw:auto-grow-height="false" fo:min-height="28.395cm" fo:min-width="19.874cm" fo:padding-top="0.125cm" fo:padding-bottom="0.125cm" fo:padding-left="0.25cm" fo:padding-right="0.25cm" fo:wrap-option="wrap" fo:margin-left="0cm" fo:margin-right="0.028cm" fo:margin-top="0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6">[NAME], [STREET], [PLZ_WITH_LOCATION]</text:p>
      <text:p text:style-name="P7">Anrede</text:p>
      <text:p text:style-name="P7">Vorname Name</text:p>
      <text:p text:style-name="P7">Firma</text:p>
      <text:p text:style-name="P7">Adresse</text:p>
      <text:p text:style-name="P7">PLZ Ort</text:p>
      <text:p text:style-name="P5"/>
      <text:p text:style-name="P5"/>
      <text:p text:style-name="P5"/>
      <text:p text:style-name="P5"/>
      <text:p text:style-name="Standard"><text:span text:style-name="T9">[LOCATION]</text:span>, <text:span text:style-name="T9"><text:date style:data-style-name="N10081" text:date-value="2021-12-03T17:22:29.194228579">3. December 2021</text:date></text:span></text:p>
      <text:p text:style-name="P5"/>
      <text:h text:style-name="P20" text:outline-level="1">Bewerbung als [JOB_TITLE]</text:h>
      <text:p text:style-name="P5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ße</text:p>
      <text:p text:style-name="Standard"/>
      <text:p text:style-name="Standard">[NAME]</text:p>
      <text:p text:style-name="P21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9" text:outline-level="1">Über Mich</text:h>
            <text:p text:style-name="P12">[SHORT_DESCRIPTION]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h text:style-name="P8" text:outline-level="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h text:style-name="P10" text:outline-level="1">BERUFLICHER WERDEGANG</text:h>
            <text:section text:style-name="Sect1" text:name="experience-section">
              <text:p text:style-name="P19">[CV_UNIT_NAME] [CV_UNIT_START_DATE_YEAR] - [CV_UNIT_END_DATE_YEAR]</text:p>
              <text:p text:style-name="P16">[CV_UNIT_CONTENT]</text:p>
              <text:p text:style-name="P15"/>
            </text:section>
            <text:p text:style-name="P15"/>
            <text:h text:style-name="P10" text:outline-level="1">AUSBILDUNG</text:h>
            <text:section text:style-name="Sect1" text:name="education-section">
              <text:p text:style-name="P14">[CV_UNIT_NAME] – [CV_UNIT_COMPANY], [CV_UNIT_START_DATE_YEAR], [CV_UNIT_END_DATE_YEAR]</text:p>
            </text:section>
            <text:p text:style-name="P13"/>
          </table:table-cell>
        </table:table-row>
        <table:table-row table:style-name="Table1.1">
          <table:table-cell table:style-name="Table1.A1" office:value-type="string">
            <text:h text:style-name="P8" text:outline-level="1">FÄHIGKEITEN</text:h>
            <text:section text:style-name="Sect1" text:name="skills-section">
              <text:p text:style-name="P18">[CV_UNIT_NAME]</text:p>
              <text:p text:style-name="P17">[CV_UNIT_CONTENT]</text:p>
              <text:p text:style-name="P17"/>
            </text:section>
            <text:p text:style-name="P17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text-transform="uppercase" fo:letter-spacing="0.106cm" fo:language="en" fo:country="US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c45911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end" style:justify-single-word="false"/>
      <style:text-properties fo:color="#262626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ＭＳ 明朝" style:font-family-asian="'ＭＳ 明朝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mmary" style:family="paragraph" style:parent-style-name="Standard" style:default-outline-level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>
      <style:text-properties fo:color="#c45911" fo:font-style="italic" style:font-style-asian="italic"/>
    </style:style>
    <style:style style:name="Project_20_Name" style:display-name="Project Name" style:family="paragraph" style:parent-style-name="Standard" style:default-outline-level="">
      <style:text-properties fo:text-transform="uppercase" fo:color="#7b7b7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end" style:justify-single-word="false">
        <style:tab-stops>
          <style:tab-stop style:position="8.255cm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end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1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106cm" fo:font-weight="bold" style:font-size-asian="10pt" style:font-weight-asian="bold" style:font-size-complex="10pt"/>
    </style:style>
    <style:style style:name="Überschrift_20_2_20_Zchn" style:display-name="Überschrift 2 Zchn" style:family="text" style:parent-style-name="Default_20_Paragraph_20_Font">
      <style:text-properties fo:color="#c45911" style:font-name="Century Gothic" fo:font-family="'Century Gothic'" style:font-family-generic="roman" style:font-pitch="variable" fo:font-weight="bold" style:font-weight-asian="bold"/>
    </style:style>
    <style:style style:name="Überschrift_20_3_20_Zchn" style:display-name="Überschrift 3 Zchn" style:family="text" style:parent-style-name="Default_20_Paragraph_20_Font">
      <style:text-properties fo:color="#262626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fo:letter-spacing="0.035cm" fo:language="en" fo:country="US" fo:font-weight="bold" style:font-weight-asian="bold"/>
    </style:style>
    <style:style style:name="Kopfzeile_20_Zchn" style:display-name="Kopfzeile Zchn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Fußzeile_20_Zchn" style:display-name="Fußzeile Zchn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ps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CH"/>
    </style:style>
    <style:style style:name="MP2" style:family="paragraph" style:parent-style-name="Header">
      <style:text-properties fo:language="de" fo:country="CH" officeooo:paragraph-rsid="0027048d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officeooo:rsid="0020f680"/>
    </style:style>
    <style:style style:name="MT2" style:family="text">
      <style:text-properties officeooo:rsid="000b6d7e"/>
    </style:style>
    <style:style style:name="MT3" style:family="text">
      <style:text-properties officeooo:rsid="002a39d5"/>
    </style:style>
    <style:style style:name="MT4" style:family="text">
      <style:text-properties officeooo:rsid="0025cfef"/>
    </style:style>
    <style:style style:name="MT5" style:family="text">
      <style:text-properties fo:language="de" fo:country="CH" officeooo:rsid="000b6d7e"/>
    </style:style>
    <style:style style:name="MT6" style:family="text">
      <style:text-properties fo:language="de" fo:country="CH"/>
    </style:style>
    <style:style style:name="MT7" style:family="text">
      <style:text-properties fo:language="de" fo:country="CH" officeooo:rsid="0020f680"/>
    </style:style>
    <style:style style:name="MT8" style:family="text">
      <style:text-properties fo:language="de" fo:country="CH" officeooo:rsid="002885b6"/>
    </style:style>
    <style:style style:name="MT9" style:family="text">
      <style:text-properties fo:language="de" fo:country="CH" officeooo:rsid="0025cfef"/>
    </style:style>
    <style:style style:name="Mgr1" style:family="graphic">
      <style:graphic-properties draw:stroke="solid" svg:stroke-width="0.035cm" svg:stroke-color="#d9d9d9" draw:stroke-linejoin="miter" svg:stroke-linecap="butt" draw:fill="none" draw:textarea-vertical-align="top" draw:auto-grow-height="false" fo:min-height="28.395cm" fo:min-width="19.874cm" fo:padding-top="0.125cm" fo:padding-bottom="0.125cm" fo:padding-left="0.25cm" fo:padding-right="0.25cm" fo:wrap-option="wrap" fo:margin-left="0cm" fo:margin-right="0.028cm" fo:margin-top="0cm" fo:margin-bottom="0.032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page-layout style:name="Mpm1">
      <style:page-layout-properties fo:page-width="21.001cm" fo:page-height="29.7cm" style:num-format="1" style:print-orientation="portrait" fo:margin-top="1.27cm" fo:margin-bottom="1.27cm" fo:margin-left="1.016cm" fo:margin-right="1.0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016cm" fo:margin-left="1.016cm" fo:margin-right="1.0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[NAME]</text:p>
        <text:p text:style-name="MP2"><text:span text:style-name="MT1">* [LOCALIZED_BIRTH_DAY] - </text:span><text:span text:style-name="MT2"><text:s/>[PHONE]</text:span> – <text:span text:style-name="MT2">[EMAIL]</text:span> – <text:span text:style-name="MT2">[WEBSITE] – </text:span><text:span text:style-name="MT3">[PLZ_WITH_LOCATION] -</text:span><text:span text:style-name="MT2"> </text:span><text:span text:style-name="MT4">[NATIONALITY] - [MARITAL_STATUS]</text:span></text:p>
      </style:header>
      <style:footer>
        <text:p text:style-name="Footer"><draw:custom-shape text:anchor-type="paragraph" style:rel-width="95%" style:rel-height="95%" draw:z-index="0" draw:name="Rectangle 40" draw:style-name="Mgr1" draw:text-style-name="MP3" svg:width="20.374cm" svg:height="28.645cm" svg:x="0.314cm" svg:y="0.52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>
      <style:header>
        <text:p text:style-name="Header"><text:span text:style-name="MT5">[NAME]</text:span><text:span text:style-name="MT6"> </text:span></text:p>
        <text:p text:style-name="Header"><text:span text:style-name="MT7">* [LOCALIZED_BIRTH_DAY] - </text:span><text:span text:style-name="MT5"><text:s/>[PHONE]</text:span><text:span text:style-name="MT6"> – </text:span><text:span text:style-name="MT5">[EMAIL]</text:span><text:span text:style-name="MT6"> – </text:span><text:span text:style-name="MT5">[WEBSITE] – </text:span><text:span text:style-name="MT8">[PLZ_WITH_LOCATION] -</text:span><text:span text:style-name="MT5"> </text:span><text:span text:style-name="MT9">[NATIONALITY] - [MARITAL_STATUS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benslaufgestalten.de</meta:initial-creator>
    <meta:editing-cycles>27</meta:editing-cycles>
    <meta:print-date>2014-03-25T10:28:00</meta:print-date>
    <meta:creation-date>2019-05-18T18:05:00</meta:creation-date>
    <dc:date>2021-12-03T17:22:29.081472326</dc:date>
    <meta:editing-duration>PT22M57S</meta:editing-duration>
    <meta:generator>LibreOffice/6.4.7.2$Linux_X86_64 LibreOffice_project/40$Build-2</meta:generator>
    <meta:document-statistic meta:table-count="1" meta:image-count="0" meta:object-count="0" meta:page-count="2" meta:paragraph-count="28" meta:word-count="70" meta:character-count="767" meta:non-whitespace-character-count="715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67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